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6835" officeooo:paragraph-rsid="001b68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!/bin/bash</text:p>
      <text:p text:style-name="P1">#=============================================================================================</text:p>
      <text:p text:style-name="P1"># Script Backup Databases PostgreSQL - Martin Alexanders Lopez Mamani</text:p>
      <text:p text:style-name="P1"># =============================================================================================</text:p>
      <text:p text:style-name="P1"></text:p>
      <text:p text:style-name="P1"># Procedimiento de Copia de Seguridad de Servidor de Postgres</text:p>
      <text:p text:style-name="P1"></text:p>
      <text:p text:style-name="P1"></text:p>
      <text:p text:style-name="P1">DATABASE=musicdb</text:p>
      <text:p text:style-name="P1"></text:p>
      <text:p text:style-name="P1">FILE=$DATABASE-`date +%F-%H%M%S`.sql</text:p>
      <text:p text:style-name="P1"></text:p>
      <text:p text:style-name="P1">export PGPASSWORD=Martin5108508</text:p>
      <text:p text:style-name="P1"></text:p>
      <text:p text:style-name="P1">## backup command</text:p>
      <text:p text:style-name="P1">pg_dump -h localhost -U postgres $DATABASE &gt; ~/dbbackup/$FILE</text:p>
      <text:p text:style-name="P1"></text:p>
      <text:p text:style-name="P1">## compressing the backup file</text:p>
      <text:p text:style-name="P1">gzip <text:s/>~/dbbackup/$FILE</text:p>
      <text:p text:style-name="P1"></text:p>
      <text:p text:style-name="P1">## Removing export</text:p>
      <text:p text:style-name="P1">unset PGPASSWORD</text:p>
      <text:p text:style-name="P1"></text:p>
      <text:p text:style-name="P1"></text:p>
      <text:p text:style-name="P1">FILESIZE=$( du -sh ~/dbbackup/$FILE.gz )</text:p>
      <text:p text:style-name="P1">## Using condition</text:p>
      <text:p text:style-name="P1"></text:p>
      <text:p text:style-name="P1">if [ ! -f <text:s/>~/dbbackup/$FILE.gz ]; then</text:p>
      <text:p text:style-name="P1"><text:s text:c="4"/>echo "$FILE.gz File not found! postgres database name $DATABASE <text:s/>backup is failed";</text:p>
      <text:p text:style-name="P1">else</text:p>
      <text:p text:style-name="P1"><text:s text:c="4"/>echo "$FILE.gz File found, Actual tamaño de compression es $FILESIZE postgres database name $DATABASE backup is completado";</text:p>
      <text:p text:style-name="P1">fi</text:p>
      <text:p text:style-name="P1"></text:p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22:18:55.947053485</meta:creation-date>
    <dc:date>2016-05-01T22:21:06.085909191</dc:date>
    <meta:editing-duration>P0D</meta:editing-duration>
    <meta:editing-cycles>1</meta:editing-cycles>
    <meta:document-statistic meta:table-count="0" meta:image-count="0" meta:object-count="0" meta:page-count="1" meta:paragraph-count="35" meta:word-count="98" meta:character-count="929" meta:non-whitespace-character-count="806"/>
    <meta:generator>LibreOffice/4.2.8.2$Linux_x86 LibreOffice_project/420m0$Build-2</meta:generator>
  </office:meta>
</office:document-meta>
</file>